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bold" style:font-size-asian="12pt" style:font-weight-asian="bold" style:font-size-complex="12pt" style:font-weight-complex="bold"/>
    </style:style>
    <style:style style:name="P4" style:family="paragraph" style:parent-style-name="Standard">
      <style:text-properties fo:font-size="11pt" style:text-underline-style="none" fo:font-weight="bold" style:font-size-asian="11pt" style:font-weight-asian="bold" style:font-size-complex="11pt" style:font-weight-complex="bold"/>
    </style:style>
    <style:style style:name="P5" style:family="paragraph" style:parent-style-name="Standard">
      <style:text-properties fo:font-size="11pt" style:text-underline-style="none" fo:font-weight="normal" style:font-size-asian="11pt" style:font-weight-asian="normal" style:font-size-complex="11pt" style:font-weight-complex="normal"/>
    </style:style>
    <style:style style:name="P6"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fo:font-size="11pt" style:text-underline-style="none" fo:font-weight="normal" style:font-size-asian="11pt" style:font-weight-asian="normal" style:font-size-complex="11pt" style:font-weight-complex="normal"/>
    </style:style>
    <style:style style:name="P10" style:family="paragraph" style:parent-style-name="Standard">
      <style:text-properties fo:font-size="11pt" style:text-underline-style="none" fo:font-weight="bold" style:font-size-asian="11pt" style:font-weight-asian="bold" style:font-size-complex="11pt" style:font-weight-complex="bold"/>
    </style:style>
    <style:style style:name="P1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Vampire Dark Trickster Abilities</text:p>
      <text:p text:style-name="P1">Level 1-5 Cantrips:</text:p>
      <text:p text:style-name="P4">Vicarious</text:p>
      <text:p text:style-name="P5">Range: Self</text:p>
      <text:p text:style-name="P5">Action: Reaction</text:p>
      <text:p text:style-name="P5">Duration: Instant</text:p>
      <text:p text:style-name="P5">Description: <text:span text:style-name="T1">Vicariously I, Live while the whole world dies</text:span><text:span text:style-name="T2">. On taking damage, roll a d20. If you get 16 or above on the roll, you instead negate half the damage to yourself and pass that damage back to the creature.</text:span></text:p>
      <text:p text:style-name="P8"/>
      <text:p text:style-name="P4">Mime's Folly</text:p>
      <text:p text:style-name="P5">Range: 20 feet</text:p>
      <text:p text:style-name="P5">Action: 1 action</text:p>
      <text:p text:style-name="P5">Duration: 1 round</text:p>
      <text:p text:style-name="P5">Description: Through your dark magic, you trick the target creature into believing it is trapped within a set of walls. It will not move or attack during the duration unless it is hit.</text:p>
      <text:p text:style-name="P5"/>
      <text:p text:style-name="P4">Break a Leg</text:p>
      <text:p text:style-name="P5">Range: 25 feet</text:p>
      <text:p text:style-name="P5">Action: 1 action</text:p>
      <text:p text:style-name="P5">Duration: Until target's next roll</text:p>
      <text:p text:style-name="P5">Description: On hit, you whisper words of encouragement to a target enemy within range. They will stumble on their next roll and receive -5 to the roll.</text:p>
      <text:p text:style-name="P5"/>
      <text:p text:style-name="P4">Douse</text:p>
      <text:p text:style-name="P5">Range: 20 foot radius</text:p>
      <text:p text:style-name="P5">Action: 1 action </text:p>
      <text:p text:style-name="P5">Duration: Instant</text:p>
      <text:p text:style-name="P5">Description: Roll a d20 and add your Intelligence modifier, anything above 12 hits. On hit, you extinguish all light sources within the radius.</text:p>
      <text:p text:style-name="P5"/>
      <text:p text:style-name="P4">Jack in the Box</text:p>
      <text:p text:style-name="P5">Range: 5 feet</text:p>
      <text:p text:style-name="P5">Action: 1 action</text:p>
      <text:p text:style-name="P5">Duration: 5 minutes or until destroyed</text:p>
      <text:p text:style-name="P5">Description: You place an old dusty and partly broken Jack in the Box down onto a surface. After a short delay it will wind up, begin to play its maniacal tune, and <text:s/>possibly attract nearby creatures. Any enemies within a 10 foot radius of the Jack in the Box when it finishes its tune will receive a -2 to initiation.</text:p>
      <text:p text:style-name="P1">Level 1-5 Powers:</text:p>
      <text:p text:style-name="P4">Feed</text:p>
      <text:p text:style-name="P5">Range: touch </text:p>
      <text:p text:style-name="P5">Action: 1 action</text:p>
      <text:p text:style-name="P5">Duration: Instant</text:p>
      <text:p text:style-name="P5">Description: You drink the blood of a dead creature. Regain 2 health. Usable only once during or after each combat. (This creature cannot have already been feasted on by another player)</text:p>
      <text:p text:style-name="P5"/>
      <text:p text:style-name="P4">Possession</text:p>
      <text:p text:style-name="P5">Range: 20 feet</text:p>
      <text:p text:style-name="P5">Action: 1 action</text:p>
      <text:p text:style-name="P5">Duration: 2 rounds</text:p>
      <text:p text:style-name="P5">Description: Target creature makes an Agility saving throw. On hit,you evanesce into a cloud of dark smoke and possess the target creature. During the duration, you may choose the targets movements and may use them to make a basic attack. While possessing a creature, you take half damage and the creature takes the other half. You may cease possession at any time.</text:p>
      <text:p text:style-name="P5"/>
      <text:p text:style-name="P4">Create Thrall</text:p>
      <text:p text:style-name="P5">Range: touch</text:p>
      <text:p text:style-name="P5">Action: 1 action</text:p>
      <text:p text:style-name="P5">Duration: Until either party is killed</text:p>
      <text:p text:style-name="P5">Description: You offer up the chance to become immortal to a human in exchange for their servitude. If they accept, you may send them to do simple tasks: (scout ahead, search for money, move to area, search for supplies, or anything that you ok with the DM). You may only maintain 1 thrall at a time.</text:p>
      <text:p text:style-name="P5"/>
      <text:p text:style-name="P4">Power 4</text:p>
      <text:p text:style-name="P5">Range: </text:p>
      <text:p text:style-name="P5">Action: </text:p>
      <text:p text:style-name="P5">Duration: </text:p>
      <text:p text:style-name="P5">Description:</text:p>
      <text:p text:style-name="P5"/>
      <text:p text:style-name="P4">Power 5</text:p>
      <text:p text:style-name="P5">Range: </text:p>
      <text:p text:style-name="P5">Action: </text:p>
      <text:p text:style-name="P5">Duration: </text:p>
      <text:p text:style-name="P5">Description:</text:p>
      <text:p text:style-name="P3"/>
      <text:p text:style-name="P7">Level 6-10 Cantrips:</text:p>
      <text:p text:style-name="P4">Vicarious II</text:p>
      <text:p text:style-name="P5">Range: Self</text:p>
      <text:p text:style-name="P5">Action: Reaction</text:p>
      <text:p text:style-name="P5">Duration: Instant</text:p>
      <text:p text:style-name="P5">Description: <text:span text:style-name="T1">Vicariously I, Live while the whole world dies</text:span><text:span text:style-name="T2">. On taking damage, roll a d20. If you get 13 or above on the roll, you instead negate the damage to yourself and pass half the damage back to the creature.</text:span></text:p>
      <text:p text:style-name="P5"/>
      <text:p text:style-name="P4">Cantrip 2</text:p>
      <text:p text:style-name="P5">Range: </text:p>
      <text:p text:style-name="P5">Action: </text:p>
      <text:p text:style-name="P5">Duration: </text:p>
      <text:p text:style-name="P5">Description: </text:p>
      <text:p text:style-name="P5"/>
      <text:p text:style-name="P4">Cantrip 3</text:p>
      <text:p text:style-name="P5">Range: </text:p>
      <text:p text:style-name="P5">Action: </text:p>
      <text:p text:style-name="P5">Duration: </text:p>
      <text:p text:style-name="P5">Description: </text:p>
      <text:p text:style-name="P5"/>
      <text:p text:style-name="P4">Cantrip 4</text:p>
      <text:p text:style-name="P5">Range: </text:p>
      <text:p text:style-name="P5">Action: </text:p>
      <text:p text:style-name="P5">Duration: </text:p>
      <text:p text:style-name="P5">Description: </text:p>
      <text:p text:style-name="P5"/>
      <text:p text:style-name="P4">Cantrip 5</text:p>
      <text:p text:style-name="P5">Range: </text:p>
      <text:p text:style-name="P5">Action: </text:p>
      <text:p text:style-name="P5">Duration: </text:p>
      <text:p text:style-name="P5">Description: </text:p>
      <text:p text:style-name="P5"/>
      <text:p text:style-name="P5"/>
      <text:p text:style-name="P5"/>
      <text:p text:style-name="P5"/>
      <text:p text:style-name="P5"/>
      <text:p text:style-name="P5"/>
      <text:p text:style-name="P5"/>
      <text:p text:style-name="P5"/>
      <text:p text:style-name="P5"/>
      <text:p text:style-name="P5"/>
      <text:p text:style-name="P6">Level 6-10 Powers:</text:p>
      <text:p text:style-name="P4">Feed II</text:p>
      <text:p text:style-name="P5">Range: touch</text:p>
      <text:p text:style-name="P5">Action: 1 action</text:p>
      <text:p text:style-name="P5">Duration: Instant</text:p>
      <text:p text:style-name="P5">Description: You drink the blood of a dead creature. Regain 4 health. Usable only once during or after each combat. (This creature cannot have already been feasted on by another player)</text:p>
      <text:p text:style-name="P5"/>
      <text:p text:style-name="P4">Possession II</text:p>
      <text:p text:style-name="P5">Range: 30 feet</text:p>
      <text:p text:style-name="P5">Action: 1 action</text:p>
      <text:p text:style-name="P5">Duration: 2 rounds</text:p>
      <text:p text:style-name="P5">Description: Target creature makes an Agility saving throw. On hit,you evanesce into a cloud of dark smoke and possess the target creature. During the duration, you may choose the targets movements and may use them to make a basic attack. While possessing a creature, you take no damage and the creature takes half. You may cease possession at any time.</text:p>
      <text:p text:style-name="P5"/>
      <text:p text:style-name="P4">Power 3</text:p>
      <text:p text:style-name="P5">Range: </text:p>
      <text:p text:style-name="P5">Action: </text:p>
      <text:p text:style-name="P5">Duration: </text:p>
      <text:p text:style-name="P5">Description:</text:p>
      <text:p text:style-name="P5"/>
      <text:p text:style-name="P4">Power 4</text:p>
      <text:p text:style-name="P5">Range: </text:p>
      <text:p text:style-name="P5">Action: </text:p>
      <text:p text:style-name="P5">Duration: </text:p>
      <text:p text:style-name="P5">Description:</text:p>
      <text:p text:style-name="P5"/>
      <text:p text:style-name="P4">Power 5</text:p>
      <text:p text:style-name="P5">Range: </text:p>
      <text:p text:style-name="P5">Action: </text:p>
      <text:p text:style-name="P5">Duration: </text:p>
      <text:p text:style-name="P5">Description:</text:p>
      <text:p text:style-name="P5"/>
      <text:p text:style-name="P2"/>
      <text:p text:style-name="P2"/>
      <text:p text:style-name="P2"/>
      <text:p text:style-name="P2"/>
      <text:p text:style-name="P7">Level 11-15 Cantrips:</text:p>
      <text:p text:style-name="P4">Vicarious III</text:p>
      <text:p text:style-name="P5">Range: Self</text:p>
      <text:p text:style-name="P5">Action: Reaction</text:p>
      <text:p text:style-name="P5">Duration: Instant</text:p>
      <text:p text:style-name="P5">Description: <text:span text:style-name="T1">Vicariously I, Live while the whole world dies</text:span><text:span text:style-name="T2">. On taking damage, roll a d20. If you get 10 or above on the roll, you instead negate the damage to yourself and pass all of the damage back to the creature.</text:span></text:p>
      <text:p text:style-name="P5"/>
      <text:p text:style-name="P4">Cantrip 2</text:p>
      <text:p text:style-name="P5">Range: </text:p>
      <text:p text:style-name="P5">Action: </text:p>
      <text:p text:style-name="P5">Duration: </text:p>
      <text:p text:style-name="P5">Description: </text:p>
      <text:p text:style-name="P5"/>
      <text:p text:style-name="P4">Cantrip 3</text:p>
      <text:p text:style-name="P5">Range: </text:p>
      <text:p text:style-name="P5">Action: </text:p>
      <text:p text:style-name="P5">Duration: </text:p>
      <text:p text:style-name="P5">Description: </text:p>
      <text:p text:style-name="P5"/>
      <text:p text:style-name="P4">Cantrip 4</text:p>
      <text:p text:style-name="P5">Range: </text:p>
      <text:p text:style-name="P5">Action: </text:p>
      <text:p text:style-name="P5">Duration: </text:p>
      <text:p text:style-name="P5">Description: </text:p>
      <text:p text:style-name="P5"/>
      <text:p text:style-name="P4">Cantrip 5</text:p>
      <text:p text:style-name="P5">Range: </text:p>
      <text:p text:style-name="P5">Action: </text:p>
      <text:p text:style-name="P5">Duration: </text:p>
      <text:p text:style-name="P5">Description: </text:p>
      <text:p text:style-name="P5"/>
      <text:p text:style-name="P5"/>
      <text:p text:style-name="P5"/>
      <text:p text:style-name="P5"/>
      <text:p text:style-name="P6"/>
      <text:p text:style-name="P6"/>
      <text:p text:style-name="P6"/>
      <text:p text:style-name="P6"/>
      <text:p text:style-name="P6"/>
      <text:p text:style-name="P6"/>
      <text:p text:style-name="P1">Level 11-15 Powers:</text:p>
      <text:p text:style-name="P4">Feed III</text:p>
      <text:p text:style-name="P5">Range: touch </text:p>
      <text:p text:style-name="P5">Action: 1 action</text:p>
      <text:p text:style-name="P5">Duration: Instant</text:p>
      <text:p text:style-name="P5">Description: You drink the blood of a dead creature. Regain 6 health. Usable only once during or after each combat. (This creature cannot have already been feasted on by another player)</text:p>
      <text:p text:style-name="P5"/>
      <text:p text:style-name="P4">Possession III</text:p>
      <text:p text:style-name="P5">Range: 40 feet</text:p>
      <text:p text:style-name="P5">Action: 1 action</text:p>
      <text:p text:style-name="P5">Duration: 3 rounds</text:p>
      <text:p text:style-name="P5">Description: Target creature makes an Agility saving throw. On hit,you evanesce into a cloud of dark smoke and possess the target creature. During the duration, you may choose the targets movements and may use them to make any attack they could use. While possessing a creature, you take no damage and the creature takes full damage. Also, if the creature is at 30 or less health you may have them execute themself during their turn. You may cease possession at any time.</text:p>
      <text:p text:style-name="P5"/>
      <text:p text:style-name="P5"/>
      <text:p text:style-name="P4">Power 3</text:p>
      <text:p text:style-name="P5">Range: </text:p>
      <text:p text:style-name="P5">Action: </text:p>
      <text:p text:style-name="P5">Duration: </text:p>
      <text:p text:style-name="P5">Description:</text:p>
      <text:p text:style-name="P5"/>
      <text:p text:style-name="P4">Power 4</text:p>
      <text:p text:style-name="P5">Range: </text:p>
      <text:p text:style-name="P5">Action: </text:p>
      <text:p text:style-name="P5">Duration: </text:p>
      <text:p text:style-name="P5">Description:</text:p>
      <text:p text:style-name="P5"/>
      <text:p text:style-name="P4">Power 5</text:p>
      <text:p text:style-name="P5">Range: </text:p>
      <text:p text:style-name="P5">Action: </text:p>
      <text:p text:style-name="P5">Duration: </text:p>
      <text:p text:style-name="P5">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2" fo:column-gap="0.5in">
          <style:column-sep style:width="0.0008in" style:color="#000000" style:height="100%"/>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14:53:43.73</meta:creation-date>
    <dc:date>2015-04-25T23:28:04.62</dc:date>
    <meta:editing-duration>PT5H33M48S</meta:editing-duration>
    <meta:editing-cycles>7</meta:editing-cycles>
    <meta:generator>OpenOffice/4.1.1$Win32 OpenOffice.org_project/411m6$Build-9775</meta:generator>
    <meta:document-statistic meta:table-count="0" meta:image-count="0" meta:object-count="0" meta:page-count="3" meta:paragraph-count="157" meta:word-count="880" meta:character-count="5221"/>
  </office:meta>
</office:document-meta>
</file>